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bf9" officeooo:paragraph-rsid="001e0b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21:11:26.146000000</meta:creation-date>
    <dc:date>2023-11-23T21:11:34.341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5.2$Windows_X86_64 LibreOffice_project/ca8fe7424262805f223b9a2334bc7181abbcbf5e</meta:generator>
  </office:meta>
</office:document-meta>
</file>